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ądź uwielbiony </text:span><text:span text:style-name="T1">Panie mój!</text:span><text:span text:style-name="T1"><text:line-break/></text:span><text:span text:style-name="T2">ppp</text:span><text:span text:style-name="T1"><text:line-break/></text:span><text:span text:style-name="T1">Bądź uwielbiony</text:span><text:span text:style-name="T1"><text:line-break/></text:span><text:span text:style-name="T3">ppp</text:span><text:span text:style-name="T1"><text:line-break/></text:span><text:span text:style-name="T1">Panie mój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łaskę Twą i pokój Twój</text:span><text:span text:style-name="T1"><text:line-break/></text:span><text:span text:style-name="T3">ppp</text:span><text:span text:style-name="T1"><text:line-break/></text:span><text:span text:style-name="T1">- Za łaskę Twą </text:span><text:span text:style-name="T1">i pokój Twój</text:span><text:span text:style-name="T1"><text:line-break/></text:span><text:span text:style-name="T3">ppp</text:span><text:span text:style-name="T1"><text:line-break/></text:span><text:span text:style-name="T4">Ty nam dajesz każdy dzień</text:span><text:span text:style-name="T4"><text:line-break/></text:span><text:span text:style-name="T3">ppp</text:span><text:span text:style-name="T4"><text:line-break/></text:span><text:span text:style-name="T4">- Ty nam dajesz każdy dzie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1">Abyśmy miłowali Cię</text:span><text:span text:style-name="T1"><text:line-break/></text:span><text:span text:style-name="T3">ppp</text:span><text:span text:style-name="T1"><text:line-break/></text:span><text:span text:style-name="T1">- Abyśmy miłowali Cię</text:span><text:span text:style-name="T1"><text:line-break/></text:span><text:span text:style-name="T3">ppp</text:span><text:span text:style-name="T1"><text:line-break/></text:span><text:span text:style-name="T4">Ty nam dajesz każdy dzień</text:span><text:span text:style-name="T4"><text:line-break/></text:span><text:span text:style-name="T3">ppp</text:span><text:span text:style-name="T4"><text:line-break/></text:span><text:span text:style-name="T4">- Ty nam dajesz każdy dzień</text:span><text:span text:style-name="T4"><text:line-break/></text:span><text:span text:style-name="T3">ppp</text:span><text:span text:style-name="T4"><text:line-break/></text:span><text:span text:style-name="T4">Abyśmy wielbili Cię</text:span><text:span text:style-name="T4"><text:line-break/></text:span><text:span text:style-name="T3">ppp</text:span><text:span text:style-name="T4"><text:line-break/></text:span><text:span text:style-name="T4">- Abyśmy wielbili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4">Będę śpiewał Tobie,</text:span><text:span text:style-name="T4"><text:line-break/></text:span><text:span text:style-name="T3">ppp</text:span><text:span text:style-name="T4"><text:line-break/></text:span><text:span text:style-name="T4">mocy moja!</text:span><text:span text:style-name="T1"><text:line-break/></text:span><text:span text:style-name="T3">ppp</text:span><text:span text:style-name="T1"><text:line-break/></text:span><text:span text:style-name="T1">Ty, Panie, </text:span><text:span text:style-name="T1">jesteś mą nadzieją,</text:span><text:span text:style-name="T1"><text:line-break/></text:span><text:span text:style-name="T3">ppp</text:span><text:span text:style-name="T1"><text:line-break/></text:span><text:span text:style-name="T1">Tobie ufam </text:span><text:span text:style-name="T1">i bać się nie będ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44:02</meta:creation-date>
    <dc:creator>Rafał Talacha</dc:creator>
    <dc:date>2008-12-26T19:40:31</dc:date>
    <dc:language>pl-PL</dc:language>
    <meta:editing-cycles>9</meta:editing-cycles>
    <meta:editing-duration>PT10M19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